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ywam Cię,</text:span><text:span text:style-name="T1"><text:line-break/></text:span><text:span text:style-name="T1">przyjdź, umocnij mnie,</text:span><text:span text:style-name="T1"><text:line-break/></text:span><text:span text:style-name="T1">Oddal mroku cień,</text:span><text:span text:style-name="T1"><text:line-break/></text:span><text:span text:style-name="T1">jasny rozpal dzie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wój jest czas i świat,</text:span><text:span text:style-name="T1"><text:line-break/></text:span><text:span text:style-name="T1">pełnio boskich prawd</text:span><text:span text:style-name="T1"><text:line-break/></text:span><text:span text:style-name="T1">Tyś natchnieniem mym</text:span><text:span text:style-name="T1"><text:line-break/></text:span><text:span text:style-name="T1">i przebudzeniem.</text:span><text:span text:style-name="T1"><text:line-break/></text:span><text:span text:style-name="T1">Duchu Święty przyj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2T17:27:09</meta:creation-date>
    <dc:date>2013-05-07T17:57:11.06</dc:date>
    <dc:language>pl-PL</dc:language>
    <meta:editing-cycles>6</meta:editing-cycles>
    <meta:editing-duration>PT2M5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